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  <style:text-properties fo:language="es" fo:country="CO"/>
    </style:style>
    <style:style style:name="P2" style:family="paragraph">
      <style:text-properties fo:language="es" fo:country="CO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language="es" fo:country="CO"/>
    </style:style>
    <style:style style:name="T2" style:family="text">
      <style:text-properties fo:language="es" fo:country="CO" fo:font-weight="bold" style:font-weight-asian="bold" style:font-weight-complex="bold"/>
    </style:style>
    <style:style style:name="T3" style:family="text">
      <style:text-properties fo:language="es" fo:country="CO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erovskita y las celdas solar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<text:span text:style-name="T1">¿Qué es la perovskita?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La perovskita es una familia de compuestos que comparten una estructura cristalina </text:span><text:span text:style-name="T2">ABX3</text:span></text:p>
              </text:list-item>
              <text:list-item>
                <text:p><text:span text:style-name="T2">A </text:span><text:span text:style-name="T3">es el catión más grande, </text:span><text:span text:style-name="T2">B</text:span><text:span text:style-name="T3"> es un cation más pequeño, </text:span><text:span text:style-name="T2">X </text:span><text:span text:style-name="T3">un anió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<text:span text:style-name="T1">Importancia de la perovskita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Los materiales perovskita han demostrado tener propiedades ópticas y electrónicas sobresalientes, permitiendoles absorever la luz de manera eficiente y convertirla en electricidad.</text:span></text:p>
              </text:list-item>
              <text:list-item>
                <text:p><text:span text:style-name="T1">Su fabricación es más económica que el silici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rigen de la Perovski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e descubierta a mediados del siglo XIX en Rusia.</text:p>
              </text:list-item>
              <text:list-item>
                <text:p>Fue conocida inicialmente como un mineral, fue hasta mediados del siglo XX que se entenió completamente su estructura cristalin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plicaciones tempran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erámica y materiales de construcción: alta densidad y resistencia al calor</text:p>
              </text:list-item>
              <text:list-item>
                <text:p>Catálisis</text:p>
              </text:list-item>
              <text:list-item>
                <text:p>Piezoelectricidad (generación de una carga eléctrica en respuesta a una presión mecánica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Importancia de la perovskita en los paneles sola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ta eficiencia</text:p>
              </text:list-item>
              <text:list-item>
                <text:p>Bajo costo</text:p>
              </text:list-item>
              <text:list-item>
                <text:p>Flexibilidad y ligereza</text:p>
              </text:list-item>
              <text:list-item>
                <text:p>Complemento al silicio</text:p>
              </text:list-item>
              <text:list-item>
                <text:p>Velocidad de fabricació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afi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stabilidad</text:p>
              </text:list-item>
              <text:list-item>
                <text:p>Toxicidad</text:p>
              </text:list-item>
              <text:list-item>
                <text:p>Reproducibilidad</text:p>
              </text:list-item>
              <text:list-item>
                <text:p>Encapsulación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cciones para superar los desafi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uevas composiciones</text:p>
              </text:list-item>
              <text:list-item>
                <text:p>Encapsulación</text:p>
              </text:list-item>
              <text:list-item>
                <text:p>Simulaciones por computadora</text:p>
              </text:list-item>
              <text:list-item>
                <text:p>Colaboraciones interdisciplinaria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ctualida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tegración con otas tecnologías</text:p>
              </text:list-item>
              <text:list-item>
                <text:p>Escalado de producción</text:p>
              </text:list-item>
              <text:list-item>
                <text:p>Aplicaciones emergentes:</text:p>
              </text:list-item>
              <text:list-item>
                <text:p>Aplicaciones emergentes: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ustitución del Plom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l plomo aporta propiedades beneficiosas a las perovskitas</text:p>
              </text:list-item>
              <text:list-item>
                <text:p>Estaño, bismuto, cob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Novedades en el modelado de la perovski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námica molecular</text:p>
              </text:list-item>
              <text:list-item>
                <text:p>Descubrimiento acelerado de materiales</text:p>
              </text:list-item>
              <text:list-item>
                <text:p>Combinación de escala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21:29:52.642590100</meta:creation-date>
    <meta:editing-duration>PT21M48S</meta:editing-duration>
    <meta:editing-cycles>2</meta:editing-cycles>
    <meta:generator>LibreOffice/24.2.6.2$Linux_X86_64 LibreOffice_project/420$Build-2</meta:generator>
    <dc:date>2024-09-23T22:59:04.660832361</dc:date>
    <meta:document-statistic meta:object-count="64"/>
  </office:meta>
</office:document-meta>
</file>